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2554d6" officeooo:paragraph-rsid="002554d6" style:font-weight-asian="bold" style:font-weight-complex="bold"/>
    </style:style>
    <style:style style:name="P2" style:family="paragraph" style:parent-style-name="Standard">
      <style:text-properties fo:font-weight="bold" officeooo:rsid="001f92a8" officeooo:paragraph-rsid="001f92a8" style:font-weight-asian="bold" style:font-weight-complex="bold"/>
    </style:style>
    <style:style style:name="P3" style:family="paragraph" style:parent-style-name="Standard">
      <style:text-properties officeooo:paragraph-rsid="00214fb2"/>
    </style:style>
    <style:style style:name="P4" style:family="paragraph" style:parent-style-name="Standard">
      <style:text-properties officeooo:rsid="002160de" officeooo:paragraph-rsid="002160de"/>
    </style:style>
    <style:style style:name="P5" style:family="paragraph" style:parent-style-name="Standard">
      <style:text-properties officeooo:paragraph-rsid="002160de"/>
    </style:style>
    <style:style style:name="P6" style:family="paragraph" style:parent-style-name="Standard">
      <style:text-properties officeooo:rsid="00214fb2" officeooo:paragraph-rsid="00214fb2"/>
    </style:style>
    <style:style style:name="P7" style:family="paragraph" style:parent-style-name="Standard">
      <style:text-properties fo:font-size="11pt" fo:font-weight="normal" officeooo:rsid="001f92a8" officeooo:paragraph-rsid="001f92a8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1f92a8" officeooo:paragraph-rsid="00219576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23c162" officeooo:paragraph-rsid="0023c162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1f92a8" officeooo:paragraph-rsid="0023c162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weight="bold" officeooo:rsid="002160de" officeooo:paragraph-rsid="002160de" style:font-weight-asian="bold" style:font-weight-complex="bold"/>
    </style:style>
    <style:style style:name="P12" style:family="paragraph" style:parent-style-name="Standard">
      <style:text-properties fo:font-weight="normal" officeooo:rsid="002160de" officeooo:paragraph-rsid="002160de" style:font-weight-asian="normal" style:font-weight-complex="normal"/>
    </style:style>
    <style:style style:name="P13" style:family="paragraph" style:parent-style-name="Standard">
      <style:text-properties officeooo:paragraph-rsid="001f92a8"/>
    </style:style>
    <style:style style:name="P14" style:family="paragraph" style:parent-style-name="Standard">
      <style:text-properties officeooo:paragraph-rsid="00219576"/>
    </style:style>
    <style:style style:name="P15" style:family="paragraph" style:parent-style-name="Standard">
      <style:text-properties officeooo:paragraph-rsid="0023c162"/>
    </style:style>
    <style:style style:name="P16" style:family="paragraph" style:parent-style-name="Standard">
      <style:text-properties officeooo:rsid="00236492" officeooo:paragraph-rsid="00236492"/>
    </style:style>
    <style:style style:name="P17" style:family="paragraph" style:parent-style-name="Standard">
      <style:text-properties officeooo:rsid="0023c162" officeooo:paragraph-rsid="0023c162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officeooo:paragraph-rsid="002160de"/>
    </style:style>
    <style:style style:name="P19" style:family="paragraph" style:parent-style-name="Text_20_body" style:list-style-name="L1">
      <style:text-properties officeooo:paragraph-rsid="002160de"/>
    </style:style>
    <style:style style:name="P20" style:family="paragraph" style:parent-style-name="Text_20_body">
      <style:text-properties officeooo:rsid="0023c162" officeooo:paragraph-rsid="0023c162"/>
    </style:style>
    <style:style style:name="P21" style:family="paragraph" style:parent-style-name="Text_20_body" style:list-style-name="L2">
      <style:text-properties officeooo:rsid="0023c162" officeooo:paragraph-rsid="0023c162"/>
    </style:style>
    <style:style style:name="P22" style:family="paragraph" style:parent-style-name="Standard">
      <style:text-properties fo:font-weight="bold" officeooo:paragraph-rsid="002160de" style:font-weight-asian="bold" style:font-weight-complex="bold"/>
    </style:style>
    <style:style style:name="P23" style:family="paragraph" style:parent-style-name="Text_20_body">
      <style:text-properties officeooo:paragraph-rsid="00214fb2"/>
    </style:style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text-properties officeooo:rsid="0023c162" officeooo:paragraph-rsid="0023c162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officeooo:rsid="00219576" officeooo:paragraph-rsid="00219576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officeooo:rsid="00236492" officeooo:paragraph-rsid="00236492"/>
    </style:style>
    <style:style style:name="P29" style:family="paragraph" style:parent-style-name="Text_20_body">
      <style:text-properties officeooo:rsid="00236492" officeooo:paragraph-rsid="00236492"/>
    </style:style>
    <style:style style:name="P30" style:family="paragraph" style:parent-style-name="Text_20_body">
      <style:text-properties fo:font-weight="bold" officeooo:paragraph-rsid="00236492" style:font-weight-asian="bold" style:font-weight-complex="bold"/>
    </style:style>
    <style:style style:name="P31" style:family="paragraph" style:parent-style-name="Text_20_body">
      <style:text-properties fo:font-weight="bold" officeooo:rsid="00236492" officeooo:paragraph-rsid="00236492" style:font-weight-asian="bold" style:font-weight-complex="bold"/>
    </style:style>
    <style:style style:name="P32" style:family="paragraph" style:parent-style-name="Standard">
      <style:text-properties fo:font-weight="normal" officeooo:paragraph-rsid="0023c162" style:font-weight-asian="normal" style:font-weight-complex="normal"/>
    </style:style>
    <style:style style:name="P33" style:family="paragraph" style:parent-style-name="Text_20_body">
      <style:text-properties fo:font-weight="bold" officeooo:rsid="0023c162" officeooo:paragraph-rsid="0023c162" style:font-weight-asian="bold" style:font-weight-complex="bold"/>
    </style:style>
    <style:style style:name="P34" style:family="paragraph" style:parent-style-name="Standard">
      <style:text-properties officeooo:paragraph-rsid="00236492"/>
    </style:style>
    <style:style style:name="P35" style:family="paragraph" style:parent-style-name="Text_20_body">
      <style:text-properties officeooo:rsid="00236492" officeooo:paragraph-rsid="0023c162"/>
    </style:style>
    <style:style style:name="T1" style:family="text">
      <style:text-properties officeooo:rsid="00214fb2"/>
    </style:style>
    <style:style style:name="T2" style:family="text">
      <style:text-properties fo:font-weight="normal" officeooo:rsid="00214fb2" style:font-weight-asian="normal" style:font-weight-complex="normal"/>
    </style:style>
    <style:style style:name="T3" style:family="text">
      <style:text-properties officeooo:rsid="002160de"/>
    </style:style>
    <style:style style:name="T4" style:family="text">
      <style:text-properties officeooo:rsid="00219576"/>
    </style:style>
    <style:style style:name="T5" style:family="text">
      <style:text-properties officeooo:rsid="0023c162"/>
    </style:style>
    <style:style style:name="T6" style:family="text">
      <style:text-properties officeooo:rsid="00219576" fo:background-color="#ffff00" loext:char-shading-value="0"/>
    </style:style>
    <style:style style:name="T7" style:family="text">
      <style:text-properties officeooo:rsid="001f92a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50a14f" loext:opacity="100%"/>
    </style:style>
    <style:style style:name="T10" style:family="text">
      <style:text-properties fo:color="#383a42" loext:opacity="100%"/>
    </style:style>
    <style:style style:name="T11" style:family="text">
      <style:text-properties fo:color="#a0a1a7" loext:opacity="100%" fo:font-style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36492"/>
    </style:style>
    <style:style style:name="T14" style:family="text">
      <style:text-properties fo:font-size="11pt" officeooo:rsid="001f92a8" style:font-size-asian="11pt" style:font-size-complex="11pt"/>
    </style:style>
    <style:style style:name="T15" style:family="text">
      <style:text-properties fo:font-style="normal" fo:font-weight="bold" officeooo:rsid="002160de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s </text:p>
      <text:p text:style-name="P2"><text:span text:style-name="T1">1. </text:span>Résumé du projet « <text:span text:style-name="T1">DelfMeals »</text:span></text:p>
      <text:p text:style-name="P2"/>
      <text:p text:style-name="P3"><text:span text:style-name="T2">Un cadeau pour ma femme : un générateur de recettes hebdomadaires fait sur Python (Jupyter), basé sur nos recettes personnelles. </text:span>SQLite <text:span text:style-name="T1">pour la base de données</text:span>/Flask <text:span text:style-name="T1">pour la version en ligne. Fonctions requises :</text:span></text:p>
      <text:p text:style-name="P4"/>
      <text:p text:style-name="P3">1. <text:span text:style-name="T3">G</text:span><text:span text:style-name="T1">énérateur de recettes pour la semaine</text:span></text:p>
      <text:p text:style-name="P3"><text:span text:style-name="T3"><text:s/>Une fois les recettes générées : générateur de liste de courses à partir de la liste de recettes</text:span></text:p>
      <text:p text:style-name="P3"><text:span text:style-name="T3">2. R</text:span><text:span text:style-name="T1">echercher des recettes</text:span></text:p>
      <text:p text:style-name="P3"><text:span text:style-name="T3">3. A</text:span><text:span text:style-name="T1">jouter des recettes</text:span></text:p>
      <text:p text:style-name="P5"><text:span text:style-name="T3">4. Administration</text:span></text:p>
      <text:p text:style-name="P5"><text:span text:style-name="T3">- S</text:span><text:span text:style-name="T1">upprimer des recettes</text:span></text:p>
      <text:p text:style-name="P3">- <text:span text:style-name="T3">I</text:span><text:span text:style-name="T1">mporter des recettes</text:span></text:p>
      <text:p text:style-name="P3">- <text:span text:style-name="T3">E</text:span><text:span text:style-name="T1">xporter des recettes</text:span></text:p>
      <text:p text:style-name="P3"/>
      <text:p text:style-name="P6">Je vais faire de l’OCR avec pytesseract à partir de nos recettes scannées. <text:span text:style-name="T4">J’ai toutes les bibliothèques </text:span><text:span text:style-name="T5">requises je pense</text:span><text:span text:style-name="T4">.</text:span></text:p>
      <text:p text:style-name="P2"/>
      <text:p text:style-name="P2"><text:span text:style-name="T1">2. </text:span>Structuration des recettes <text:span text:style-name="T1">(champs à saisie fac</text:span><text:span text:style-name="T3">u</text:span><text:span text:style-name="T1">ltative indiqués entre ##)</text:span></text:p>
      <text:p text:style-name="P7">{</text:p>
      <text:p text:style-name="P7"><text:s text:c="4"/>"Recette": "xxx",</text:p>
      <text:p text:style-name="P7"><text:s text:c="4"/>"Type de plat": "xxx", <text:s/></text:p>
      <text:p text:style-name="P8"><text:s text:c="4"/>"Origine": "xxx", <text:s/><text:span text:style-name="T6"># (saisie facultative)#</text:span></text:p>
      <text:p text:style-name="P7"><text:s text:c="4"/>"Catégorie": "xx",</text:p>
      <text:p text:style-name="P8"><text:s text:c="4"/>"Nombre de personnes": 0,</text:p>
      <text:p text:style-name="P7"><text:s text:c="4"/>"Temps de préparation": 00, <text:s/></text:p>
      <text:p text:style-name="P8"><text:s text:c="4"/>"Difficulté": "xx",</text:p>
      <text:p text:style-name="P9"><text:span text:style-name="T7"><text:s text:c="4"/>"</text:span>Saison<text:span text:style-name="T7">" : </text:span></text:p>
      <text:p text:style-name="P7"><text:s text:c="4"/>"Préparation": ["<text:span text:style-name="T1">xxx</text:span>"], <text:s/></text:p>
      <text:p text:style-name="P7"><text:s text:c="4"/>"Ingrédients": [</text:p>
      <text:p text:style-name="P7"><text:s text:c="8"/>{"nom": "pâtes", "quantité": "500", "unité": "g"}</text:p>
      <text:p text:style-name="P10"><text:s text:c="6"/>"Note": "", <text:s/><text:span text:style-name="T6"># (saisie facultative)#</text:span></text:p>
      <text:p text:style-name="P11"/>
      <text:p text:style-name="P11">Note : prévoir une logique d’affichage intelligente <text:span text:style-name="T4">pour les ingrédients</text:span>, comme vu plus haut, du type :</text:p>
      <text:p text:style-name="P11"/>
      <text:p text:style-name="P11"><text:s text:c="4"/><text:span text:style-name="T8">print("\n--- Ingrédients ---")</text:span></text:p>
      <text:p text:style-name="P12"><text:s text:c="4"/>for ingredient in recette['Ingrédients']:</text:p>
      <text:p text:style-name="P12"><text:s text:c="8"/>if ingredient['quantité']:</text:p>
      <text:p text:style-name="P12"><text:s text:c="12"/>if ingredient['unité']:</text:p>
      <text:p text:style-name="P12"><text:s text:c="16"/># Unités qui ne prennent pas "de"</text:p>
      <text:p text:style-name="P12"><text:s text:c="16"/>unites_sans_de = ['pièces', 'pièce', 'tranches', 'tranche']</text:p>
      <text:p text:style-name="P12"><text:s text:c="16"/></text:p>
      <text:p text:style-name="P12"><text:s text:c="16"/>if ingredient['unité'] in unites_sans_de:</text:p>
      <text:p text:style-name="P12"><text:s text:c="20"/>print(f"• {ingredient['quantité']} {ingredient['nom']}")</text:p>
      <text:p text:style-name="P12"><text:s text:c="16"/>else:</text:p>
      <text:p text:style-name="P12"><text:s text:c="20"/>print(f"• {ingredient['quantité']} {ingredient['unité']} de {ingredient['nom']}")</text:p>
      <text:p text:style-name="P12"><text:s text:c="12"/>else:</text:p>
      <text:p text:style-name="P12"><text:s text:c="16"/># Cas où on a une quantité mais pas d'unité (comme 3 œufs)</text:p>
      <text:p text:style-name="P12"><text:s text:c="16"/>print(f"• {ingredient['quantité']} {ingredient['nom']}")</text:p>
      <text:p text:style-name="P12"><text:s text:c="8"/>else:</text:p>
      <text:p text:style-name="P12"><text:s text:c="12"/>print(f"• {ingredient['nom']}")</text:p>
      <text:p text:style-name="P12"><text:soft-page-break/></text:p>
      <text:p text:style-name="P12"/>
      <text:p text:style-name="P11"/>
      <text:p text:style-name="P2"><text:span text:style-name="T1">3. Champs avec listes prédéterminées </text:span><text:span text:style-name="T4">(menu déroulant)</text:span></text:p>
      <text:p text:style-name="Standard"/>
      <text:p text:style-name="Standard">** "Type de plat": "Apéro", "Entrées", "Plats", "Desserts", "Boissons", "Brunch et petit déj,"</text:p>
      <text:p text:style-name="P13">** "Origine": "Cuisine française", "Cuisine italienne", "Cuisine indienne", "Cuisine asiatique", "Cuisine américaine", <text:s/>"Cuisine du Maghreb", "Autre"</text:p>
      <text:p text:style-name="P14"><text:span text:style-name="T7">** "Catégorie": "Viande </text:span><text:span text:style-name="T4">rouge</text:span><text:span text:style-name="T7">", "</text:span><text:span text:style-name="T4">Volaille</text:span><text:span text:style-name="T7">", "Poisson", "Végé</text:span><text:span text:style-name="T4">tarien</text:span><text:span text:style-name="T7">"</text:span></text:p>
      <text:p text:style-name="P13">** "Difficulté": "<text:span text:style-name="T7">Rapide</text:span>", "<text:span text:style-name="T7">Normal</text:span>", "<text:span text:style-name="T7">Élaboré</text:span>"</text:p>
      <text:p text:style-name="P15"><text:span text:style-name="T9">** "Saison"</text:span><text:span text:style-name="T10">:</text:span> <text:span text:style-name="T9">"Toutes saisons"</text:span><text:span text:style-name="T10">,</text:span> <text:span text:style-name="T11"># ou "Hiver", "Printemps", "Été", "Automne"</text:span> <text:s/><text:span text:style-name="T5">(plusieurs choix peuvent être sélectionnés dans le menu déroulant pour englober les cas limites)</text:span></text:p>
      <text:p text:style-name="P16"/>
      <text:p text:style-name="P17">Note pour la catégorie Difficulté :</text:p>
      <text:list text:style-name="L1">
        <text:list-item>
          <text:p text:style-name="P18"><text:span text:style-name="Strong_20_Emphasis"><text:span text:style-name="T8">Rapide</text:span></text:span><text:span text:style-name="T8"> : &lt; 30 min, minimal d'ustensiles </text:span></text:p>
        </text:list-item>
        <text:list-item>
          <text:p text:style-name="P18"><text:span text:style-name="Strong_20_Emphasis"><text:span text:style-name="T8">Normal</text:span></text:span><text:span text:style-name="T8"> : 30-60 min, niveau habituel </text:span></text:p>
        </text:list-item>
        <text:list-item>
          <text:p text:style-name="P19"><text:span text:style-name="Strong_20_Emphasis"><text:span text:style-name="T8">Élaboré</text:span></text:span><text:span text:style-name="T8"> : &gt; 60 min ou techniques spéciale</text:span>s </text:p>
        </text:list-item>
      </text:list>
      <text:p text:style-name="P20">Note pour la catégorie Saison: </text:p>
      <text:list text:style-name="L2">
        <text:list-item>
          <text:p text:style-name="P21">Détection automatique de la saison selon la date actuelle </text:p>
        </text:list-item>
        <text:list-item>
          <text:p text:style-name="P21">Cas limites : En fin/début de saison, inclure aussi la saison adjacente <text:s/>(mi-mai = Printemps + Été) </text:p>
        </text:list-item>
      </text:list>
      <text:p text:style-name="P13"/>
      <text:p text:style-name="P22"><text:span text:style-name="T3">4. G</text:span><text:span text:style-name="T1">énérateur de recettes </text:span><text:span text:style-name="T3">hebdomadaire</text:span><text:span text:style-name="T1"> </text:span><text:span text:style-name="T3">(14 plats) </text:span><text:span text:style-name="T1">: </text:span><text:span text:style-name="T3">cahier des charges</text:span></text:p>
      <text:p text:style-name="P23"><text:span text:style-name="Strong_20_Emphasis"/></text:p>
      <text:p text:style-name="P23"><text:span text:style-name="Strong_20_Emphasis">Règles pour le menu 14 plats :</text:span></text:p>
      <text:list text:style-name="L3">
        <text:list-item>
          <text:p text:style-name="P24"><text:span text:style-name="Strong_20_Emphasis">Midi</text:span> : Temps &lt; 30 min (donc "Rapide" uniquement) </text:p>
        </text:list-item>
        <text:list-item>
          <text:p text:style-name="P24"><text:span text:style-name="Strong_20_Emphasis">Soirs de semaine</text:span> : Rapide/Normal </text:p>
        </text:list-item>
        <text:list-item>
          <text:p text:style-name="P25"><text:span text:style-name="Strong_20_Emphasis">Weekend</text:span> : Toutes catégories (Rapide/Normal/Élaboré), <text:span text:style-name="T4">pas plus de 2 « élaborés »</text:span> </text:p>
        </text:list-item>
        <text:list-item>
          <text:p text:style-name="P26"><text:span text:style-name="T12">Saisons</text:span> : n’utiliser que les plats classés « Toutes saisons » ou correspondant à la saison en cours. Donc bien utiliser le calendrier intégré de Python.</text:p>
        </text:list-item>
      </text:list>
      <text:p text:style-name="Text_20_body"><text:span text:style-name="Strong_20_Emphasis">Équilibrage souhaité :</text:span></text:p>
      <text:list text:style-name="L4">
        <text:list-item>
          <text:p text:style-name="P27">Cuisine américaine seulement 1 fois par semaine</text:p>
        </text:list-item>
        <text:list-item>
          <text:p text:style-name="P27">Viande : 2 fois par semaine avec alternance viande rouge/volaille</text:p>
        </text:list-item>
        <text:list-item>
          <text:p text:style-name="P28">Surpondérer cuisine asiatique et cuisine méditerranéenne</text:p>
        </text:list-item>
      </text:list>
      <text:p text:style-name="P23"><text:span text:style-name="Strong_20_Emphasis"/></text:p>
      <text:p text:style-name="P23"><text:span text:style-name="Strong_20_Emphasis">Format de retour :</text:span> Dictionnaire structuré par jour</text:p>
      <text:p text:style-name="P29">Une fois le menu établi : réunir tous les ingrédients et créer une liste</text:p>
      <text:p text:style-name="P23"/>
      <text:p text:style-name="P30"><text:span text:style-name="T13">5. </text:span><text:span text:style-name="T3">R</text:span><text:span text:style-name="T1">echercher des recettes</text:span></text:p>
      <text:p text:style-name="P31">Fonction simple de recherche <text:span text:style-name="T5">incluant les critères suivantes :</text:span></text:p>
      <text:p text:style-name="P31"/>
      <text:p text:style-name="P10"><text:soft-page-break/>"Recette": "xxx", <text:span text:style-name="T5">(permet de chercher par exemple « ratatouille »)</text:span> </text:p>
      <text:p text:style-name="P10"><text:s text:c="4"/>"Type de plat": "xxx" </text:p>
      <text:p text:style-name="P10"><text:s text:c="4"/>"Origine": "xxx", </text:p>
      <text:p text:style-name="P10"><text:s text:c="4"/>"Catégorie": "xx",</text:p>
      <text:p text:style-name="P10"><text:s text:c="4"/>"Difficulté": "xx",</text:p>
      <text:p text:style-name="P9"><text:span text:style-name="T7"><text:s text:c="4"/>"</text:span>Saison<text:span text:style-name="T7">"  </text:span></text:p>
      <text:p text:style-name="P32"><text:span text:style-name="T14"><text:s text:c="4"/></text:span></text:p>
      <text:p text:style-name="P30"><text:span text:style-name="T13">6</text:span><text:span text:style-name="T3">. A</text:span><text:span text:style-name="T1">jouter des recettes</text:span></text:p>
      <text:p text:style-name="P33">Simple formulaire de saisir reprenant </text:p>
      <text:p text:style-name="P34"><text:span text:style-name="T3">4. </text:span><text:span text:style-name="T15">Administration</text:span></text:p>
      <text:p text:style-name="P34"><text:span text:style-name="T3">- S</text:span><text:span text:style-name="T1">upprimer des recettes </text:span><text:span text:style-name="T5">(rechercher par nom)</text:span></text:p>
      <text:p text:style-name="P34">- <text:span text:style-name="T3">I</text:span><text:span text:style-name="T1">mporter des recettes </text:span><text:span text:style-name="T5">(en fichier Excel)</text:span></text:p>
      <text:p text:style-name="P35">- <text:span text:style-name="T3">E</text:span><text:span text:style-name="T1">xporter des recettes </text:span><text:span text:style-name="T5">en fichier Excel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06:45:37.779000000</meta:creation-date>
    <dc:date>2025-05-15T08:00:26.704000000</dc:date>
    <meta:editing-duration>PT20M11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3" meta:paragraph-count="83" meta:word-count="562" meta:character-count="4099" meta:non-whitespace-character-count="3312"/>
  </office:meta>
</office:document-meta>
</file>